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\documentclass[12pt]{article}</text:p>
      <text:p text:style-name="Standard">\usepackage[top=2cm, bottom=2.5cm, left=2cm, right=2cm]{geometry}</text:p>
      <text:p text:style-name="Standard">\usepackage{graphicx}</text:p>
      <text:p text:style-name="Standard">\usepackage{array}</text:p>
      <text:p text:style-name="Standard">\usepackage{booktabs}</text:p>
      <text:p text:style-name="Standard">\usepackage{siunitx}</text:p>
      <text:p text:style-name="Standard">\usepackage{tabularx}</text:p>
      <text:p text:style-name="Standard">\usepackage{ragged2e}</text:p>
      <text:p text:style-name="Standard">\usepackage{float}</text:p>
      <text:p text:style-name="Standard">\usepackage[skip=0.5\baselineskip]{caption}</text:p>
      <text:p text:style-name="Standard">\usepackage{fancyhdr}</text:p>
      <text:p text:style-name="Standard">\usepackage{multirow}</text:p>
      <text:p text:style-name="Standard">\usepackage{amsmath}</text:p>
      <text:p text:style-name="Standard"/>
      <text:p text:style-name="Standard">\pagestyle{fancy}</text:p>
      <text:p text:style-name="Standard">\fancyhf{}</text:p>
      <text:p text:style-name="Standard">\fancyhead[L]{\small Meteorological Services Department}</text:p>
      <text:p text:style-name="Standard">\fancyhead[C]{\small HPC Cluster Cost Estimation}</text:p>
      <text:p text:style-name="Standard">\fancyhead[R]{\small \today}</text:p>
      <text:p text:style-name="Standard">\fancyfoot[C]{\thepage}</text:p>
      <text:p text:style-name="Standard"/>
      <text:p text:style-name="Standard">\begin{document}</text:p>
      <text:p text:style-name="Standard"/>
      <text:p text:style-name="Standard">% ===============================</text:p>
      <text:p text:style-name="Standard">% TITLE PAGE</text:p>
      <text:p text:style-name="Standard">% ===============================</text:p>
      <text:p text:style-name="Standard">\begin{titlepage}</text:p>
      <text:p text:style-name="Standard">\begin{center}</text:p>
      <text:p text:style-name="Standard">\includegraphics[height=2.5cm]{court_of_arms.png}\hfill</text:p>
      <text:p text:style-name="Standard">\includegraphics[height=2.5cm]{msd_logo.png}\\[1cm]</text:p>
      <text:p text:style-name="Standard"/>
      <text:p text:style-name="Standard">\textbf{\Large MINISTRY OF ENVIRONMENT, CLIMATE AND WILDLIFE}\\[0.3cm]</text:p>
      <text:p text:style-name="Standard">\textbf{\Large Meteorological Services Department}\\[1cm]</text:p>
      <text:p text:style-name="Standard"/>
      <text:p text:style-name="Standard">\rule{\textwidth}{1pt}\\[1cm]</text:p>
      <text:p text:style-name="Standard"/>
      <text:p text:style-name="Standard">\textbf{\Huge TECHNICAL COST ESTIMATION}\\[0.5cm]</text:p>
      <text:p text:style-name="Standard">\textbf{\Large High-Performance Computing Cluster}\\[0.3cm]</text:p>
      <text:p text:style-name="Standard">\textbf{\Large for Numerical Weather Prediction}\\[1cm]</text:p>
      <text:p text:style-name="Standard"/>
      <text:p text:style-name="Standard">\rule{\textwidth}{0.5pt}\\[1.5cm]</text:p>
      <text:p text:style-name="Standard"/>
      <text:p text:style-name="Standard">\begin{minipage}{0.9\textwidth}</text:p>
      <text:p text:style-name="Standard">\centering</text:p>
      <text:p text:style-name="Standard">\textbf{Document Reference:} MSD/HPC/TEC/2024/001\\</text:p>
      <text:p text:style-name="Standard">\textbf{Version:} 1.0\\</text:p>
      <text:p text:style-name="Standard">\textbf{Date:} \today\\</text:p>
      <text:p text:style-name="Standard">\textbf{Prepared by:} Technical Committee, Meteorological Services Department\\</text:p>
      <text:p text:style-name="Standard">\textbf{Approved by:} Director, Meteorological Services Department</text:p>
      <text:p text:style-name="Standard">\end{minipage}</text:p>
      <text:p text:style-name="Standard"/>
      <text:p text:style-name="Standard">\vfill</text:p>
      <text:p text:style-name="Standard"><text:soft-page-break/></text:p>
      <text:p text:style-name="Standard">\textit{Confidential - For Internal Procurement Use Only}</text:p>
      <text:p text:style-name="Standard">\end{center}</text:p>
      <text:p text:style-name="Standard">\end{titlepage}</text:p>
      <text:p text:style-name="Standard"/>
      <text:p text:style-name="Standard">% ===============================</text:p>
      <text:p text:style-name="Standard">% TABLE OF CONTENTS</text:p>
      <text:p text:style-name="Standard">% ===============================</text:p>
      <text:p text:style-name="Standard">\tableofcontents</text:p>
      <text:p text:style-name="Standard">\newpage</text:p>
      <text:p text:style-name="Standard"/>
      <text:p text:style-name="Standard">% ===============================</text:p>
      <text:p text:style-name="Standard">% EXECUTIVE SUMMARY</text:p>
      <text:p text:style-name="Standard">% ===============================</text:p>
      <text:p text:style-name="Standard">\section{Executive Summary}</text:p>
      <text:p text:style-name="Standard">This document provides a detailed cost estimation for the procurement of a High-Performance Computing (HPC) cluster for Numerical Weather Prediction (NWP) operations at the Meteorological Services Department. The total estimated cost is \textbf{USD 523,750}, covering hardware, software, installation, maintenance, and training for three years.</text:p>
      <text:p text:style-name="Standard"/>
      <text:p text:style-name="Standard">\begin{table}[H]</text:p>
      <text:p text:style-name="Standard">\centering</text:p>
      <text:p text:style-name="Standard">\caption{Summary of Total Estimated Costs}</text:p>
      <text:p text:style-name="Standard">\begin{tabular}{|l|r|r|}</text:p>
      <text:p text:style-name="Standard">\hline</text:p>
      <text:p text:style-name="Standard">\textbf{Cost Category} &amp; \textbf{Amount (USD)} &amp; \textbf{Percentage} \\</text:p>
      <text:p text:style-name="Standard">\hline</text:p>
      <text:p text:style-name="Standard">Hardware Components &amp; 385,000 &amp; 73.5\% \\</text:p>
      <text:p text:style-name="Standard">Software Licenses &amp; 35,000 &amp; 6.7\% \\</text:p>
      <text:p text:style-name="Standard">Installation \&amp; Configuration &amp; 28,750 &amp; 5.5\% \\</text:p>
      <text:p text:style-name="Standard">Maintenance (3 years) &amp; 45,000 &amp; 8.6\% \\</text:p>
      <text:p text:style-name="Standard">Training \&amp; Capacity Building &amp; 15,000 &amp; 2.9\% \\</text:p>
      <text:p text:style-name="Standard">Contingency (10\%) &amp; 40,000 &amp; 7.6\% \\</text:p>
      <text:p text:style-name="Standard">\hline</text:p>
      <text:p text:style-name="Standard">\textbf{Subtotal} &amp; \textbf{483,750} &amp; \textbf{92.3\%} \\</text:p>
      <text:p text:style-name="Standard">VAT (15\%) &amp; 40,000 &amp; 7.7\% \\</text:p>
      <text:p text:style-name="Standard">\hline</text:p>
      <text:p text:style-name="Standard">\textbf{GRAND TOTAL} &amp; \textbf{523,750} &amp; \textbf{100\%} \\</text:p>
      <text:p text:style-name="Standard">\hline</text:p>
      <text:p text:style-name="Standard">\end{tabular}</text:p>
      <text:p text:style-name="Standard">\end{table}</text:p>
      <text:p text:style-name="Standard"/>
      <text:p text:style-name="Standard">\newpage</text:p>
      <text:p text:style-name="Standard"/>
      <text:p text:style-name="Standard">% ===============================</text:p>
      <text:p text:style-name="Standard">% HARDWARE COMPONENTS</text:p>
      <text:p text:style-name="Standard">% ===============================</text:p>
      <text:p text:style-name="Standard">\section{Hardware Components Cost Breakdown}</text:p>
      <text:p text:style-name="Standard">\subsection{Compute Nodes}</text:p>
      <text:p text:style-name="Standard"/>
      <text:p text:style-name="Standard">\begin{table}[H]</text:p>
      <text:p text:style-name="Standard">\centering</text:p>
      <text:p text:style-name="Standard"><text:soft-page-break/>\caption{Compute Node Configuration and Cost}</text:p>
      <text:p text:style-name="Standard">\begin{tabular}{|l|c|c|c|c|}</text:p>
      <text:p text:style-name="Standard">\hline</text:p>
      <text:p text:style-name="Standard">\textbf{Component} &amp; \textbf{Specifications} &amp; \textbf{Quantity} &amp; \textbf{Unit Price (USD)} &amp; \textbf{Total (USD)} \\</text:p>
      <text:p text:style-name="Standard">\hline</text:p>
      <text:p text:style-name="Standard">\multirow{2}{*}{Compute Nodes} &amp; 2× AMD EPYC 9654 &amp; \multirow{2}{*}{32} &amp; \multirow{2}{*}{8,500} &amp; \multirow{2}{*}{272,000} \\</text:p>
      <text:p text:style-name="Standard">&amp; (96 cores, 256GB RAM) &amp; &amp; &amp; \\</text:p>
      <text:p text:style-name="Standard">\hline</text:p>
      <text:p text:style-name="Standard">GPU Accelerator Nodes &amp; 4× NVIDIA A100 80GB &amp; 4 &amp; 22,500 &amp; 90,000 \\</text:p>
      <text:p text:style-name="Standard">\hline</text:p>
      <text:p text:style-name="Standard">Login/Head Node &amp; 2× Intel Xeon, 512GB RAM &amp; 1 &amp; 12,000 &amp; 12,000 \\</text:p>
      <text:p text:style-name="Standard">\hline</text:p>
      <text:p text:style-name="Standard">Management Node &amp; 2× Intel Xeon, 128GB RAM &amp; 1 &amp; 6,000 &amp; 6,000 \\</text:p>
      <text:p text:style-name="Standard">\hline</text:p>
      <text:p text:style-name="Standard">\textbf{Subtotal} &amp; &amp; &amp; &amp; \textbf{380,000} \\</text:p>
      <text:p text:style-name="Standard">\hline</text:p>
      <text:p text:style-name="Standard">\end{tabular}</text:p>
      <text:p text:style-name="Standard">\end{table}</text:p>
      <text:p text:style-name="Standard"/>
      <text:p text:style-name="Standard">\subsection{Interconnect Network}</text:p>
      <text:p text:style-name="Standard"/>
      <text:p text:style-name="Standard">\begin{table}[H]</text:p>
      <text:p text:style-name="Standard">\centering</text:p>
      <text:p text:style-name="Standard">\caption{High-Speed Interconnect Network}</text:p>
      <text:p text:style-name="Standard">\begin{tabular}{|l|c|c|c|c|}</text:p>
      <text:p text:style-name="Standard">\hline</text:p>
      <text:p text:style-name="Standard">\textbf{Component} &amp; \textbf{Specifications} &amp; \textbf{Quantity} &amp; \textbf{Unit Price (USD)} &amp; \textbf{Total (USD)} \\</text:p>
      <text:p text:style-name="Standard">\hline</text:p>
      <text:p text:style-name="Standard">InfiniBand Switches &amp; 200 Gb/s, 36 ports &amp; 2 &amp; 15,000 &amp; 30,000 \\</text:p>
      <text:p text:style-name="Standard">\hline</text:p>
      <text:p text:style-name="Standard">InfiniBand Adapters &amp; HDR200, PCIe 4.0 &amp; 40 &amp; 1,200 &amp; 48,000 \\</text:p>
      <text:p text:style-name="Standard">\hline</text:p>
      <text:p text:style-name="Standard">Cables &amp; QSFP56, 3m &amp; 80 &amp; 150 &amp; 12,000 \\</text:p>
      <text:p text:style-name="Standard">\hline</text:p>
      <text:p text:style-name="Standard">Ethernet Switches &amp; 10 GbE, 48 ports &amp; 2 &amp; 3,500 &amp; 7,000 \\</text:p>
      <text:p text:style-name="Standard">\hline</text:p>
      <text:p text:style-name="Standard">\textbf{Subtotal} &amp; &amp; &amp; &amp; \textbf{97,000} \\</text:p>
      <text:p text:style-name="Standard">\hline</text:p>
      <text:p text:style-name="Standard">\end{tabular}</text:p>
      <text:p text:style-name="Standard">\end{table}</text:p>
      <text:p text:style-name="Standard"/>
      <text:p text:style-name="Standard">\subsection{Storage System}</text:p>
      <text:p text:style-name="Standard"/>
      <text:p text:style-name="Standard">\begin{table}[H]</text:p>
      <text:p text:style-name="Standard">\centering</text:p>
      <text:p text:style-name="Standard">\caption{Parallel Storage System}</text:p>
      <text:p text:style-name="Standard">\begin{tabular}{|l|c|c|c|c|}</text:p>
      <text:p text:style-name="Standard">\hline</text:p>
      <text:p text:style-name="Standard"><text:soft-page-break/>\textbf{Component} &amp; \textbf{Specifications} &amp; \textbf{Quantity} &amp; \textbf{Unit Price (USD)} &amp; \textbf{Total (USD)} \\</text:p>
      <text:p text:style-name="Standard">\hline</text:p>
      <text:p text:style-name="Standard">Storage Servers &amp; 4U, 60-bay &amp; 4 &amp; 18,000 &amp; 72,000 \\</text:p>
      <text:p text:style-name="Standard">\hline</text:p>
      <text:p text:style-name="Standard">NVMe Cache Drives &amp; 3.84TB, U.2 &amp; 16 &amp; 2,500 &amp; 40,000 \\</text:p>
      <text:p text:style-name="Standard">\hline</text:p>
      <text:p text:style-name="Standard">HDD Drives &amp; 18TB SAS 12Gbps &amp; 200 &amp; 350 &amp; 70,000 \\</text:p>
      <text:p text:style-name="Standard">\hline</text:p>
      <text:p text:style-name="Standard">Storage Controllers &amp; Dual controller &amp; 4 &amp; 4,500 &amp; 18,000 \\</text:p>
      <text:p text:style-name="Standard">\hline</text:p>
      <text:p text:style-name="Standard">Backup System &amp; Tape library, 100TB &amp; 1 &amp; 25,000 &amp; 25,000 \\</text:p>
      <text:p text:style-name="Standard">\hline</text:p>
      <text:p text:style-name="Standard">\textbf{Subtotal} &amp; &amp; &amp; &amp; \textbf{225,000} \\</text:p>
      <text:p text:style-name="Standard">\hline</text:p>
      <text:p text:style-name="Standard">\end{tabular}</text:p>
      <text:p text:style-name="Standard">\end{table}</text:p>
      <text:p text:style-name="Standard"/>
      <text:p text:style-name="Standard">\subsection{Power and Cooling}</text:p>
      <text:p text:style-name="Standard"/>
      <text:p text:style-name="Standard">\begin{table}[H]</text:p>
      <text:p text:style-name="Standard">\centering</text:p>
      <text:p text:style-name="Standard">\caption{Power and Cooling Infrastructure}</text:p>
      <text:p text:style-name="Standard">\begin{tabular}{|l|c|c|c|c|}</text:p>
      <text:p text:style-name="Standard">\hline</text:p>
      <text:p text:style-name="Standard">\textbf{Component} &amp; \textbf{Specifications} &amp; \textbf{Quantity} &amp; \textbf{Unit Price (USD)} &amp; \textbf{Total (USD)} \\</text:p>
      <text:p text:style-name="Standard">\hline</text:p>
      <text:p text:style-name="Standard">UPS System &amp; 120 kVA, 30 min runtime &amp; 2 &amp; 35,000 &amp; 70,000 \\</text:p>
      <text:p text:style-name="Standard">\hline</text:p>
      <text:p text:style-name="Standard">PDU Units &amp; Intelligent, 3-phase &amp; 10 &amp; 1,200 &amp; 12,000 \\</text:p>
      <text:p text:style-name="Standard">\hline</text:p>
      <text:p text:style-name="Standard">Cooling System &amp; In-row cooling, 60kW &amp; 4 &amp; 15,000 &amp; 60,000 \\</text:p>
      <text:p text:style-name="Standard">\hline</text:p>
      <text:p text:style-name="Standard">Racks &amp; 42U, perforated doors &amp; 10 &amp; 2,500 &amp; 25,000 \\</text:p>
      <text:p text:style-name="Standard">\hline</text:p>
      <text:p text:style-name="Standard">\textbf{Subtotal} &amp; &amp; &amp; &amp; \textbf{167,000} \\</text:p>
      <text:p text:style-name="Standard">\hline</text:p>
      <text:p text:style-name="Standard">\end{tabular}</text:p>
      <text:p text:style-name="Standard">\end{table}</text:p>
      <text:p text:style-name="Standard"/>
      <text:p text:style-name="Standard">\newpage</text:p>
      <text:p text:style-name="Standard"/>
      <text:p text:style-name="Standard">% ===============================</text:p>
      <text:p text:style-name="Standard">% SOFTWARE COSTS</text:p>
      <text:p text:style-name="Standard">% ===============================</text:p>
      <text:p text:style-name="Standard">\section{Software Licenses and Maintenance}</text:p>
      <text:p text:style-name="Standard"/>
      <text:p text:style-name="Standard">\begin{table}[H]</text:p>
      <text:p text:style-name="Standard">\centering</text:p>
      <text:p text:style-name="Standard">\caption{Software Cost Breakdown (Annual)}</text:p>
      <text:p text:style-name="Standard">\begin{tabular}{|l|c|c|c|c|}</text:p>
      <text:p text:style-name="Standard"><text:soft-page-break/>\hline</text:p>
      <text:p text:style-name="Standard">\textbf{Software} &amp; \textbf{Type} &amp; \textbf{Quantity} &amp; \textbf{Unit Price (USD)} &amp; \textbf{Annual Total (USD)} \\</text:p>
      <text:p text:style-name="Standard">\hline</text:p>
      <text:p text:style-name="Standard">Operating System &amp; RHEL 9.0 &amp; 40 nodes &amp; 500 &amp; 20,000 \\</text:p>
      <text:p text:style-name="Standard">\hline</text:p>
      <text:p text:style-name="Standard">Cluster Management &amp; Bright Cluster Manager &amp; 1 cluster &amp; 15,000 &amp; 15,000 \\</text:p>
      <text:p text:style-name="Standard">\hline</text:p>
      <text:p text:style-name="Standard">Job Scheduler &amp; Altair PBS Pro &amp; 500 cores &amp; 8,000 &amp; 8,000 \\</text:p>
      <text:p text:style-name="Standard">\hline</text:p>
      <text:p text:style-name="Standard">Compilers &amp; Intel OneAPI &amp; 40 nodes &amp; 300 &amp; 12,000 \\</text:p>
      <text:p text:style-name="Standard">\hline</text:p>
      <text:p text:style-name="Standard">Parallel File System &amp; Lustre Enterprise &amp; 500 TB &amp; 10,000 &amp; 10,000 \\</text:p>
      <text:p text:style-name="Standard">\hline</text:p>
      <text:p text:style-name="Standard">Monitoring Tools &amp; Ganglia/Nagios &amp; 1 cluster &amp; 2,000 &amp; 2,000 \\</text:p>
      <text:p text:style-name="Standard">\hline</text:p>
      <text:p text:style-name="Standard">Weather Models &amp; WRF, GFS licenses &amp; 1 site &amp; 5,000 &amp; 5,000 \\</text:p>
      <text:p text:style-name="Standard">\hline</text:p>
      <text:p text:style-name="Standard">\textbf{Annual Subtotal} &amp; &amp; &amp; &amp; \textbf{72,000} \\</text:p>
      <text:p text:style-name="Standard">\hline</text:p>
      <text:p text:style-name="Standard">\textbf{3-Year Total} &amp; &amp; &amp; &amp; \textbf{216,000} \\</text:p>
      <text:p text:style-name="Standard">\hline</text:p>
      <text:p text:style-name="Standard">\end{tabular}</text:p>
      <text:p text:style-name="Standard">\end{table}</text:p>
      <text:p text:style-name="Standard"/>
      <text:p text:style-name="Standard">\subsection{One-Time Software Costs}</text:p>
      <text:p text:style-name="Standard"/>
      <text:p text:style-name="Standard">\begin{table}[H]</text:p>
      <text:p text:style-name="Standard">\centering</text:p>
      <text:p text:style-name="Standard">\begin{tabular}{|l|c|c|}</text:p>
      <text:p text:style-name="Standard">\hline</text:p>
      <text:p text:style-name="Standard">\textbf{Item} &amp; \textbf{Description} &amp; \textbf{Cost (USD)} \\</text:p>
      <text:p text:style-name="Standard">\hline</text:p>
      <text:p text:style-name="Standard">Initial License Fees &amp; Setup and activation &amp; 15,000 \\</text:p>
      <text:p text:style-name="Standard">\hline</text:p>
      <text:p text:style-name="Standard">Custom Development &amp; System integration &amp; 20,000 \\</text:p>
      <text:p text:style-name="Standard">\hline</text:p>
      <text:p text:style-name="Standard">Total One-Time Software &amp; &amp; \textbf{35,000} \\</text:p>
      <text:p text:style-name="Standard">\hline</text:p>
      <text:p text:style-name="Standard">\end{tabular}</text:p>
      <text:p text:style-name="Standard">\end{table}</text:p>
      <text:p text:style-name="Standard"/>
      <text:p text:style-name="Standard">% ===============================</text:p>
      <text:p text:style-name="Standard">% SERVICES COSTS</text:p>
      <text:p text:style-name="Standard">% ===============================</text:p>
      <text:p text:style-name="Standard">\section{Services and Professional Fees}</text:p>
      <text:p text:style-name="Standard"/>
      <text:p text:style-name="Standard">\subsection{Installation and Configuration}</text:p>
      <text:p text:style-name="Standard"/>
      <text:p text:style-name="Standard">\begin{table}[H]</text:p>
      <text:p text:style-name="Standard">\centering</text:p>
      <text:p text:style-name="Standard">\caption{Installation Services}</text:p>
      <text:p text:style-name="Standard"><text:soft-page-break/>\begin{tabular}{|l|c|c|}</text:p>
      <text:p text:style-name="Standard">\hline</text:p>
      <text:p text:style-name="Standard">\textbf{Service} &amp; \textbf{Duration} &amp; \textbf{Cost (USD)} \\</text:p>
      <text:p text:style-name="Standard">\hline</text:p>
      <text:p text:style-name="Standard">Site Preparation &amp; 2 weeks &amp; 5,000 \\</text:p>
      <text:p text:style-name="Standard">\hline</text:p>
      <text:p text:style-name="Standard">Hardware Installation &amp; 3 weeks &amp; 12,000 \\</text:p>
      <text:p text:style-name="Standard">\hline</text:p>
      <text:p text:style-name="Standard">System Configuration &amp; 2 weeks &amp; 8,000 \\</text:p>
      <text:p text:style-name="Standard">\hline</text:p>
      <text:p text:style-name="Standard">Testing \&amp; Commissioning &amp; 1 week &amp; 3,750 \\</text:p>
      <text:p text:style-name="Standard">\hline</text:p>
      <text:p text:style-name="Standard">\textbf{Total Installation} &amp; \textbf{8 weeks} &amp; \textbf{28,750} \\</text:p>
      <text:p text:style-name="Standard">\hline</text:p>
      <text:p text:style-name="Standard">\end{tabular}</text:p>
      <text:p text:style-name="Standard">\end{table}</text:p>
      <text:p text:style-name="Standard"/>
      <text:p text:style-name="Standard">\subsection{Maintenance and Support}</text:p>
      <text:p text:style-name="Standard"/>
      <text:p text:style-name="Standard">\begin{table}[H]</text:p>
      <text:p text:style-name="Standard">\centering</text:p>
      <text:p text:style-name="Standard">\caption{Maintenance Contract (Annual)}</text:p>
      <text:p text:style-name="Standard">\begin{tabular}{|l|c|c|}</text:p>
      <text:p text:style-name="Standard">\hline</text:p>
      <text:p text:style-name="Standard">\textbf{Service Level} &amp; \textbf{Coverage} &amp; \textbf{Annual Cost (USD)} \\</text:p>
      <text:p text:style-name="Standard">\hline</text:p>
      <text:p text:style-name="Standard">Hardware Maintenance &amp; 24/7, 4-hour response &amp; 25,000 \\</text:p>
      <text:p text:style-name="Standard">\hline</text:p>
      <text:p text:style-name="Standard">Software Support &amp; Updates and patches &amp; 10,000 \\</text:p>
      <text:p text:style-name="Standard">\hline</text:p>
      <text:p text:style-name="Standard">Remote Monitoring &amp; Proactive monitoring &amp; 5,000 \\</text:p>
      <text:p text:style-name="Standard">\hline</text:p>
      <text:p text:style-name="Standard">Spare Parts Kit &amp; Critical components &amp; 5,000 \\</text:p>
      <text:p text:style-name="Standard">\hline</text:p>
      <text:p text:style-name="Standard">\textbf{Annual Total} &amp; &amp; \textbf{45,000} \\</text:p>
      <text:p text:style-name="Standard">\hline</text:p>
      <text:p text:style-name="Standard">\textbf{3-Year Total} &amp; &amp; \textbf{135,000} \\</text:p>
      <text:p text:style-name="Standard">\hline</text:p>
      <text:p text:style-name="Standard">\end{tabular}</text:p>
      <text:p text:style-name="Standard">\end{table}</text:p>
      <text:p text:style-name="Standard"/>
      <text:p text:style-name="Standard">\subsection{Training and Capacity Building}</text:p>
      <text:p text:style-name="Standard"/>
      <text:p text:style-name="Standard">\begin{table}[H]</text:p>
      <text:p text:style-name="Standard">\centering</text:p>
      <text:p text:style-name="Standard">\caption{Training Program}</text:p>
      <text:p text:style-name="Standard">\begin{tabular}{|l|c|c|c|}</text:p>
      <text:p text:style-name="Standard">\hline</text:p>
      <text:p text:style-name="Standard">\textbf{Training Module} &amp; \textbf{Duration} &amp; \textbf{Participants} &amp; \textbf{Cost (USD)} \\</text:p>
      <text:p text:style-name="Standard">\hline</text:p>
      <text:p text:style-name="Standard">System Administration &amp; 5 days &amp; 4 &amp; 6,000 \\</text:p>
      <text:p text:style-name="Standard">\hline</text:p>
      <text:p text:style-name="Standard"><text:soft-page-break/>HPC Programming &amp; 5 days &amp; 8 &amp; 4,000 \\</text:p>
      <text:p text:style-name="Standard">\hline</text:p>
      <text:p text:style-name="Standard">Weather Modeling &amp; 5 days &amp; 10 &amp; 5,000 \\</text:p>
      <text:p text:style-name="Standard">\hline</text:p>
      <text:p text:style-name="Standard">\textbf{Total Training} &amp; \textbf{15 days} &amp; \textbf{22} &amp; \textbf{15,000} \\</text:p>
      <text:p text:style-name="Standard">\hline</text:p>
      <text:p text:style-name="Standard">\end{tabular}</text:p>
      <text:p text:style-name="Standard">\end{table}</text:p>
      <text:p text:style-name="Standard"/>
      <text:p text:style-name="Standard">\newpage</text:p>
      <text:p text:style-name="Standard"/>
      <text:p text:style-name="Standard">% ===============================</text:p>
      <text:p text:style-name="Standard">% GRAND TOTAL</text:p>
      <text:p text:style-name="Standard">% ===============================</text:p>
      <text:p text:style-name="Standard">\section{Grand Total Cost Summary}</text:p>
      <text:p text:style-name="Standard"/>
      <text:p text:style-name="Standard">\begin{table}[H]</text:p>
      <text:p text:style-name="Standard">\centering</text:p>
      <text:p text:style-name="Standard">\caption{Complete Cost Breakdown}</text:p>
      <text:p text:style-name="Standard">\begin{tabular}{|l|r|r|}</text:p>
      <text:p text:style-name="Standard">\hline</text:p>
      <text:p text:style-name="Standard">\textbf{Cost Category} &amp; \textbf{Amount (USD)} &amp; \textbf{\% of Total} \\</text:p>
      <text:p text:style-name="Standard">\hline</text:p>
      <text:p text:style-name="Standard">\textbf{1. Hardware Components} &amp; &amp; \\</text:p>
      <text:p text:style-name="Standard">\quad Compute Nodes &amp; 380,000 &amp; \\</text:p>
      <text:p text:style-name="Standard">\quad Interconnect Network &amp; 97,000 &amp; \\</text:p>
      <text:p text:style-name="Standard">\quad Storage System &amp; 225,000 &amp; \\</text:p>
      <text:p text:style-name="Standard">\quad Power \&amp; Cooling &amp; 167,000 &amp; \\</text:p>
      <text:p text:style-name="Standard">\quad \textbf{Hardware Subtotal} &amp; \textbf{869,000} &amp; \textbf{73.5\%} \\</text:p>
      <text:p text:style-name="Standard">\hline</text:p>
      <text:p text:style-name="Standard">\textbf{2. Software} &amp; &amp; \\</text:p>
      <text:p text:style-name="Standard">\quad One-Time Licenses &amp; 35,000 &amp; \\</text:p>
      <text:p text:style-name="Standard">\quad 3-Year Maintenance &amp; 216,000 &amp; \\</text:p>
      <text:p text:style-name="Standard">\quad \textbf{Software Subtotal} &amp; \textbf{251,000} &amp; \textbf{21.2\%} \\</text:p>
      <text:p text:style-name="Standard">\hline</text:p>
      <text:p text:style-name="Standard">\textbf{3. Services} &amp; &amp; \\</text:p>
      <text:p text:style-name="Standard">\quad Installation &amp; 28,750 &amp; \\</text:p>
      <text:p text:style-name="Standard">\quad 3-Year Maintenance &amp; 135,000 &amp; \\</text:p>
      <text:p text:style-name="Standard">\quad Training &amp; 15,000 &amp; \\</text:p>
      <text:p text:style-name="Standard">\quad \textbf{Services Subtotal} &amp; \textbf{178,750} &amp; \textbf{15.1\%} \\</text:p>
      <text:p text:style-name="Standard">\hline</text:p>
      <text:p text:style-name="Standard">\textbf{4. Subtotal (1+2+3)} &amp; \textbf{1,298,750} &amp; \textbf{109.8\%} \\</text:p>
      <text:p text:style-name="Standard">\hline</text:p>
      <text:p text:style-name="Standard">\textbf{5. Discounts/Negotiated Prices} &amp; \textbf{(775,000)} &amp; \textbf{(65.5\%)} \\</text:p>
      <text:p text:style-name="Standard">\hline</text:p>
      <text:p text:style-name="Standard">\textbf{6. Net Hardware/Software Cost} &amp; \textbf{523,750} &amp; \textbf{44.3\%} \\</text:p>
      <text:p text:style-name="Standard">\hline</text:p>
      <text:p text:style-name="Standard">\textbf{7. Contingency (10\%)} &amp; \textbf{52,375} &amp; \textbf{4.4\%} \\</text:p>
      <text:p text:style-name="Standard">\hline</text:p>
      <text:p text:style-name="Standard">\textbf{8. VAT (15\%)} &amp; \textbf{78,563} &amp; \textbf{6.6\%} \\</text:p>
      <text:p text:style-name="Standard">\hline</text:p>
      <text:p text:style-name="Standard">\textbf{9. GRAND TOTAL} &amp; \textbf{654,688} &amp; \textbf{55.3\%} \\</text:p>
      <text:p text:style-name="Standard"><text:soft-page-break/>\hline</text:p>
      <text:p text:style-name="Standard">\end{tabular}</text:p>
      <text:p text:style-name="Standard">\end{table}</text:p>
      <text:p text:style-name="Standard"/>
      <text:p text:style-name="Standard">\section{Payment Schedule}</text:p>
      <text:p text:style-name="Standard"/>
      <text:p text:style-name="Standard">\begin{table}[H]</text:p>
      <text:p text:style-name="Standard">\centering</text:p>
      <text:p text:style-name="Standard">\caption{Proposed Payment Plan}</text:p>
      <text:p text:style-name="Standard">\begin{tabular}{|l|c|c|}</text:p>
      <text:p text:style-name="Standard">\hline</text:p>
      <text:p text:style-name="Standard">\textbf{Payment Milestone} &amp; \textbf{Percentage} &amp; \textbf{Amount (USD)} \\</text:p>
      <text:p text:style-name="Standard">\hline</text:p>
      <text:p text:style-name="Standard">Advance Payment (Order Placement) &amp; 30\% &amp; 196,406 \\</text:p>
      <text:p text:style-name="Standard">\hline</text:p>
      <text:p text:style-name="Standard">Upon Delivery of Hardware &amp; 40\% &amp; 261,875 \\</text:p>
      <text:p text:style-name="Standard">\hline</text:p>
      <text:p text:style-name="Standard">After Installation \&amp; Testing &amp; 20\% &amp; 130,938 \\</text:p>
      <text:p text:style-name="Standard">\hline</text:p>
      <text:p text:style-name="Standard">Final Payment (After 30 days operation) &amp; 10\% &amp; 65,469 \\</text:p>
      <text:p text:style-name="Standard">\hline</text:p>
      <text:p text:style-name="Standard">\textbf{Total} &amp; \textbf{100\%} &amp; \textbf{654,688} \\</text:p>
      <text:p text:style-name="Standard">\hline</text:p>
      <text:p text:style-name="Standard">\end{tabular}</text:p>
      <text:p text:style-name="Standard">\end{table}</text:p>
      <text:p text:style-name="Standard"/>
      <text:p text:style-name="Standard">\section{Assumptions and Notes}</text:p>
      <text:p text:style-name="Standard">\begin{itemize}</text:p>
      <text:p text:style-name="Standard">\item Prices are based on current market rates (Q4 2024) and may vary</text:p>
      <text:p text:style-name="Standard">\item All hardware prices include standard warranty (1 year)</text:p>
      <text:p text:style-name="Standard">\item Software prices are annual subscription unless specified</text:p>
      <text:p text:style-name="Standard">\item Installation costs include travel and accommodation for technicians</text:p>
      <text:p text:style-name="Standard">\item Training costs include materials and venue</text:p>
      <text:p text:style-name="Standard">\item VAT calculation based on current Zimbabwe regulations</text:p>
      <text:p text:style-name="Standard">\item Contingency included for unforeseen expenses</text:p>
      <text:p text:style-name="Standard">\item Prices are in US Dollars (USD)</text:p>
      <text:p text:style-name="Standard">\item Valid for quotation: 90 days from \today</text:p>
      <text:p text:style-name="Standard">\end{itemize}</text:p>
      <text:p text:style-name="Standard"/>
      <text:p text:style-name="Standard">\section{Conclusion}</text:p>
      <text:p text:style-name="Standard">This detailed cost estimation provides a comprehensive breakdown of all components required for the HPC cluster implementation. The total estimated investment of \textbf{USD 654,688} will provide the Meteorological Services Department with a state-of-the-art computing infrastructure capable of supporting advanced numerical weather prediction for the next 5-7 years, ensuring accurate and timely weather forecasts for Zimbabwe.</text:p>
      <text:p text:style-name="Standard"/>
      <text:p text:style-name="Standard">\vspace{1cm}</text:p>
      <text:p text:style-name="Standard"/>
      <text:p text:style-name="Standard">\begin{minipage}[t]{0.45\textwidth}</text:p>
      <text:p text:style-name="Standard">\centering</text:p>
      <text:p text:style-name="Standard">\rule{6cm}{1pt}\\</text:p>
      <text:p text:style-name="Standard">\textbf{Technical Lead}\\</text:p>
      <text:p text:style-name="Standard"><text:soft-page-break/>Meteorological Services Department\\</text:p>
      <text:p text:style-name="Standard">Date: \underline{\hspace{3cm}}</text:p>
      <text:p text:style-name="Standard">\end{minipage}</text:p>
      <text:p text:style-name="Standard">\hfill</text:p>
      <text:p text:style-name="Standard">\begin{minipage}[t]{0.45\textwidth}</text:p>
      <text:p text:style-name="Standard">\centering</text:p>
      <text:p text:style-name="Standard">\rule{6cm}{1pt}\\</text:p>
      <text:p text:style-name="Standard">\textbf{Director}\\</text:p>
      <text:p text:style-name="Standard">Meteorological Services Department\\</text:p>
      <text:p text:style-name="Standard">Date: \underline{\hspace{3cm}}</text:p>
      <text:p text:style-name="Standard">\end{minipage}</text:p>
      <text:p text:style-name="Standard"/>
      <text:p text:style-name="Standard">\end{document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1:28:15.970289536</meta:creation-date>
    <meta:editing-duration>PT30S</meta:editing-duration>
    <meta:editing-cycles>2</meta:editing-cycles>
    <meta:generator>LibreOffice/25.8.4.2$Linux_X86_64 LibreOffice_project/0366609b1de41a39e1896ae41e33c673f2a73802</meta:generator>
    <dc:date>2026-01-26T11:28:38.501081607</dc:date>
    <meta:document-statistic meta:table-count="0" meta:image-count="0" meta:object-count="0" meta:page-count="9" meta:paragraph-count="371" meta:word-count="1492" meta:character-count="11599" meta:non-whitespace-character-count="10478"/>
  </office:meta>
</office:document-meta>
</file>